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b613d" draw:textarea-horizontal-align="center" draw:textarea-vertical-align="top"/>
    </style:style>
    <style:style style:name="gr2" style:family="graphic" style:parent-style-name="standard">
      <style:graphic-properties draw:fill-color="#33cc66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47cm"/>
    </style:style>
    <style:style style:name="gr5" style:family="graphic" style:parent-style-name="standard">
      <style:graphic-properties draw:stroke="none" svg:stroke-color="#000000" draw:fill="none" draw:fill-color="#ffffff" fo:min-height="1.158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951cm" svg:height="9.866cm" svg:x="5.293cm" svg:y="5.647cm">
          <text:p text:style-name="P1">RKWard</text:p>
          <text:p text:style-name="P1">(only some</text:p>
          <text:p text:style-name="P1">components</text:p>
          <text:p text:style-name="P1">are visualized)</text:p>
        </draw:rect>
        <draw:rect draw:style-name="gr2" draw:text-style-name="P1" draw:id="id6" draw:layer="layout" svg:width="9.756cm" svg:height="3.914cm" svg:x="5.28cm" svg:y="22.634cm">
          <draw:glue-point draw:id="4" svg:x="-4.998cm" svg:y="-2.603cm"/>
          <draw:glue-point draw:id="5" svg:x="-5cm" svg:y="2.452cm"/>
          <draw:glue-point draw:id="6" svg:x="4.977cm" svg:y="2.496cm"/>
          <draw:glue-point draw:id="7" svg:x="4.977cm" svg:y="-2.465cm"/>
          <text:p text:style-name="P1">R engine</text:p>
        </draw:rect>
        <draw:line draw:style-name="gr3" draw:text-style-name="P2" draw:layer="layout" svg:x1="0.606cm" svg:y1="5.347cm" svg:x2="19.738cm" svg:y2="5.347cm">
          <text:p/>
        </draw:line>
        <draw:frame draw:style-name="gr4" draw:text-style-name="P3" draw:layer="layout" svg:width="13.89cm" svg:height="1.047cm" svg:x="3.307cm" svg:y="0.386cm">
          <draw:text-box>
            <text:p text:style-name="P3">R code is generate in a separate thread</text:p>
          </draw:text-box>
        </draw:frame>
        <draw:frame draw:style-name="gr5" draw:text-style-name="P3" draw:layer="layout" svg:width="12.678cm" svg:height="1.873cm" svg:x="4.048cm" svg:y="27.06cm">
          <draw:text-box>
            <text:p text:style-name="P3">R engine runs in a separate thread or process</text:p>
          </draw:text-box>
        </draw:frame>
        <draw:rect draw:style-name="gr6" draw:text-style-name="P1" draw:id="id4" draw:layer="layout" svg:width="3.583cm" svg:height="3.198cm" svg:x="13.74cm" svg:y="5.997cm">
          <text:p text:style-name="P1">Plugin</text:p>
        </draw:rect>
        <draw:rect draw:style-name="gr6" draw:text-style-name="P1" draw:id="id3" draw:layer="layout" svg:width="3.583cm" svg:height="3.198cm" svg:x="13.74cm" svg:y="1.497cm">
          <text:p text:style-name="P1">QtScript</text:p>
          <text:p text:style-name="P1">backend</text:p>
          <text:p text:style-name="P1"/>
        </draw:rect>
        <draw:rect draw:style-name="gr6" draw:text-style-name="P1" draw:id="id2" draw:layer="layout" svg:width="3.583cm" svg:height="3.198cm" svg:x="3.047cm" svg:y="5.997cm">
          <text:p text:style-name="P1">Plugin</text:p>
        </draw:rect>
        <draw:rect draw:style-name="gr6" draw:text-style-name="P1" draw:id="id1" draw:layer="layout" svg:width="3.583cm" svg:height="3.198cm" svg:x="3.047cm" svg:y="1.43cm">
          <text:p text:style-name="P1">QtScript</text:p>
          <text:p text:style-name="P1">backend</text:p>
          <text:p text:style-name="P1"/>
        </draw:rect>
        <draw:connector draw:style-name="gr7" draw:text-style-name="P2" draw:layer="layout" draw:type="lines" svg:x1="4.838cm" svg:y1="4.628cm" svg:x2="4.838cm" svg:y2="5.997cm" draw:start-shape="id1" draw:start-glue-point="2" draw:end-shape="id2" draw:end-glue-point="0" svg:d="m4838 4628v501 367 501">
          <text:p/>
        </draw:connector>
        <draw:connector draw:style-name="gr7" draw:text-style-name="P2" draw:layer="layout" draw:type="lines" svg:x1="15.531cm" svg:y1="4.695cm" svg:x2="15.531cm" svg:y2="5.997cm" draw:start-shape="id3" draw:start-glue-point="2" draw:end-shape="id4" draw:end-glue-point="0" svg:d="m15531 4695v501 300 501">
          <text:p/>
        </draw:connector>
        <draw:line draw:style-name="gr3" draw:text-style-name="P2" draw:layer="layout" svg:x1="0.804cm" svg:y1="21.729cm" svg:x2="19.936cm" svg:y2="21.729cm">
          <text:p/>
        </draw:line>
        <draw:custom-shape draw:style-name="gr8" draw:text-style-name="P2" draw:id="id5" draw:layer="layout" svg:width="5.174cm" svg:height="3.317cm" svg:x="7.543cm" svg:y="17.732cm">
          <text:p text:style-name="P2">R command</text:p>
          <text:p text:style-name="P2">queue</text:p>
          <text:p text:style-name="P2">and interface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5.531cm" svg:y1="9.195cm" svg:x2="12.717cm" svg:y2="19.39cm" draw:start-shape="id4" draw:start-glue-point="2" draw:end-shape="id5" draw:end-glue-point="1" svg:d="m15531 9195v10195h-2814">
          <text:p/>
        </draw:connector>
        <draw:connector draw:style-name="gr9" draw:text-style-name="P2" draw:layer="layout" svg:x1="4.838cm" svg:y1="9.195cm" svg:x2="7.543cm" svg:y2="19.39cm" draw:start-shape="id2" draw:start-glue-point="2" draw:end-shape="id5" draw:end-glue-point="3" svg:d="m4838 9195v10195h2705">
          <text:p/>
        </draw:connector>
        <draw:custom-shape draw:style-name="gr8" draw:text-style-name="P2" draw:id="id8" draw:layer="layout" svg:width="4.265cm" svg:height="1.698cm" svg:x="5.608cm" svg:y="13.19cm">
          <text:p text:style-name="P2">R Console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s" svg:x1="10.13cm" svg:y1="21.049cm" svg:x2="10.158cm" svg:y2="22.634cm" draw:start-shape="id5" draw:start-glue-point="2" draw:end-shape="id6" svg:d="m10130 21049v500l28 584v501">
          <text:p/>
        </draw:connector>
        <draw:custom-shape draw:style-name="gr8" draw:text-style-name="P2" draw:id="id7" draw:layer="layout" svg:width="6.556cm" svg:height="1.462cm" svg:x="6.871cm" svg:y="10.504cm">
          <text:p text:style-name="P2">Script editor(s)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0.149cm" svg:y1="11.966cm" svg:x2="7.74cm" svg:y2="13.19cm" draw:start-shape="id7" draw:start-glue-point="2" draw:end-shape="id8" draw:end-glue-point="0" svg:d="m10149 11966v612h-2409v612">
          <text:p/>
        </draw:connector>
        <draw:custom-shape draw:style-name="gr8" draw:text-style-name="P2" draw:id="id9" draw:layer="layout" svg:width="4.818cm" svg:height="1.699cm" svg:x="10.229cm" svg:y="13.23cm">
          <text:p text:style-name="P2">Data editor(s)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2.638cm" svg:y1="14.929cm" svg:x2="10.13cm" svg:y2="17.732cm" draw:start-shape="id9" draw:start-glue-point="2" draw:end-shape="id5" draw:end-glue-point="0" svg:d="m12638 14929v1401h-2508v1402">
          <text:p/>
        </draw:connector>
        <draw:connector draw:style-name="gr9" draw:text-style-name="P2" draw:layer="layout" svg:x1="7.74cm" svg:y1="14.888cm" svg:x2="10.13cm" svg:y2="17.732cm" draw:start-shape="id8" draw:start-glue-point="2" draw:end-shape="id5" draw:end-glue-point="0" svg:d="m7740 14888v1422h2390v14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04-08-10T16:28:27</meta:creation-date>
    <dc:date>2010-12-09T15:02:00</dc:date>
    <dc:language>en-US</dc:language>
    <meta:editing-cycles>6</meta:editing-cycles>
    <meta:editing-duration>PT39M57S</meta:editing-duration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